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 style:list-style-name="L1">
      <style:text-properties fo:language="ro" fo:country="RO" officeooo:rsid="00009997" officeooo:paragraph-rsid="00009997"/>
    </style:style>
    <style:style style:name="P2" style:family="paragraph" style:parent-style-name="Text_20_body" style:list-style-name="L2">
      <style:text-properties fo:language="en" fo:country="US" officeooo:rsid="00009997" officeooo:paragraph-rsid="00009997"/>
    </style:style>
    <style:style style:name="P3" style:family="paragraph" style:parent-style-name="Text_20_body" style:list-style-name="L3">
      <style:text-properties fo:language="en" fo:country="US" officeooo:rsid="0002ebaf" officeooo:paragraph-rsid="00073511"/>
    </style:style>
    <style:style style:name="P4" style:family="paragraph" style:parent-style-name="Text_20_body" style:list-style-name="L3">
      <style:text-properties fo:language="en" fo:country="US" officeooo:rsid="0003d79b" officeooo:paragraph-rsid="0003d79b"/>
    </style:style>
    <style:style style:name="P5" style:family="paragraph" style:parent-style-name="Text_20_body" style:list-style-name="L3">
      <style:text-properties fo:language="en" fo:country="US" officeooo:rsid="0003d79b" officeooo:paragraph-rsid="00073511"/>
    </style:style>
    <style:style style:name="P6" style:family="paragraph" style:parent-style-name="Text_20_body" style:list-style-name="L3">
      <style:text-properties fo:language="en" fo:country="US" officeooo:rsid="0007292c" officeooo:paragraph-rsid="0007292c"/>
    </style:style>
    <style:style style:name="P7" style:family="paragraph" style:parent-style-name="Text_20_body" style:list-style-name="L3">
      <style:text-properties fo:language="en" fo:country="US" officeooo:rsid="000730e0" officeooo:paragraph-rsid="000730e0"/>
    </style:style>
    <style:style style:name="P8" style:family="paragraph" style:parent-style-name="Text_20_body" style:list-style-name="L3">
      <style:text-properties fo:language="en" fo:country="US" officeooo:rsid="00073511" officeooo:paragraph-rsid="00073511"/>
    </style:style>
    <style:style style:name="P9" style:family="paragraph" style:parent-style-name="Text_20_body" style:list-style-name="L11">
      <style:text-properties fo:language="en" fo:country="US" officeooo:rsid="0008db69" officeooo:paragraph-rsid="0008db69"/>
    </style:style>
    <style:style style:name="P10" style:family="paragraph" style:parent-style-name="Text_20_body" style:list-style-name="L11">
      <style:text-properties fo:language="en" fo:country="US" officeooo:rsid="000a7512" officeooo:paragraph-rsid="000a7512"/>
    </style:style>
    <style:style style:name="P11" style:family="paragraph" style:parent-style-name="Text_20_body" style:list-style-name="L2">
      <style:text-properties fo:language="en" fo:country="US" officeooo:rsid="000a7512" officeooo:paragraph-rsid="000a7512"/>
    </style:style>
    <style:style style:name="P12" style:family="paragraph" style:parent-style-name="Text_20_body">
      <style:text-properties fo:language="en" fo:country="US" officeooo:rsid="000a7512" officeooo:paragraph-rsid="000a7512"/>
    </style:style>
    <style:style style:name="P13" style:family="paragraph" style:parent-style-name="Text_20_body" style:list-style-name="L12">
      <style:text-properties fo:language="en" fo:country="US" officeooo:rsid="000a7512" officeooo:paragraph-rsid="00112c92"/>
    </style:style>
    <style:style style:name="P14" style:family="paragraph" style:parent-style-name="Text_20_body" style:list-style-name="L3">
      <style:text-properties officeooo:paragraph-rsid="00073511"/>
    </style:style>
    <style:style style:name="P15" style:family="paragraph" style:parent-style-name="Text_20_body">
      <style:text-properties officeooo:paragraph-rsid="00073511"/>
    </style:style>
    <style:style style:name="P16" style:family="paragraph" style:parent-style-name="Text_20_body" style:list-style-name="L3">
      <style:text-properties officeooo:rsid="00073511" officeooo:paragraph-rsid="00073511"/>
    </style:style>
    <style:style style:name="P17" style:family="paragraph" style:parent-style-name="Text_20_body">
      <style:text-properties officeooo:paragraph-rsid="000cf24f"/>
    </style:style>
    <style:style style:name="P18" style:family="paragraph" style:parent-style-name="Text_20_body">
      <style:text-properties officeooo:rsid="000de37c" officeooo:paragraph-rsid="000de37c"/>
    </style:style>
    <style:style style:name="P19" style:family="paragraph" style:parent-style-name="Text_20_body" style:list-style-name="L14">
      <style:text-properties style:font-name="Liberation Serif" fo:font-size="12pt" officeooo:rsid="000de37c" officeooo:paragraph-rsid="000de37c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language="ro" fo:country="RO" officeooo:rsid="000baf00" officeooo:paragraph-rsid="000baf00"/>
    </style:style>
    <style:style style:name="P21" style:family="paragraph" style:parent-style-name="Table_20_Contents">
      <style:paragraph-properties fo:text-align="center" style:justify-single-word="false"/>
      <style:text-properties fo:language="ro" fo:country="RO" fo:font-weight="bold" officeooo:rsid="000baf00" officeooo:paragraph-rsid="000baf00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fo:language="en" fo:country="US" officeooo:rsid="000baf00" officeooo:paragraph-rsid="000baf00"/>
    </style:style>
    <style:style style:name="P24" style:family="paragraph" style:parent-style-name="Title">
      <style:text-properties officeooo:rsid="00009997" officeooo:paragraph-rsid="00009997"/>
    </style:style>
    <style:style style:name="P25" style:family="paragraph" style:parent-style-name="Heading_20_1">
      <style:text-properties fo:language="ro" fo:country="RO" officeooo:rsid="0003d79b" officeooo:paragraph-rsid="0003d79b"/>
    </style:style>
    <style:style style:name="P26" style:family="paragraph" style:parent-style-name="Heading_20_1">
      <style:text-properties officeooo:paragraph-rsid="00009997"/>
    </style:style>
    <style:style style:name="P27" style:family="paragraph" style:parent-style-name="Subtitle">
      <style:text-properties officeooo:rsid="00009997" officeooo:paragraph-rsid="00009997"/>
    </style:style>
    <style:style style:name="P28" style:family="paragraph" style:parent-style-name="Heading_20_2">
      <style:text-properties fo:language="ro" fo:country="RO" officeooo:rsid="000cf24f" officeooo:paragraph-rsid="000cf24f"/>
    </style:style>
    <style:style style:name="T1" style:family="text">
      <style:text-properties fo:language="ro" fo:country="RO"/>
    </style:style>
    <style:style style:name="T2" style:family="text">
      <style:text-properties fo:language="ro" fo:country="RO" officeooo:rsid="00009997"/>
    </style:style>
    <style:style style:name="T3" style:family="text">
      <style:text-properties fo:language="ro" fo:country="RO" fo:font-weight="bold" style:font-weight-asian="bold" style:font-weight-complex="bold"/>
    </style:style>
    <style:style style:name="T4" style:family="text">
      <style:text-properties fo:language="ro" fo:country="RO" fo:font-weight="bold" officeooo:rsid="0003d79b" style:font-weight-asian="bold" style:font-weight-complex="bold"/>
    </style:style>
    <style:style style:name="T5" style:family="text">
      <style:text-properties fo:language="ro" fo:country="RO" fo:font-weight="bold" officeooo:rsid="000a7512" style:font-weight-asian="bold" style:font-weight-complex="bold"/>
    </style:style>
    <style:style style:name="T6" style:family="text">
      <style:text-properties fo:language="ro" fo:country="RO" fo:font-weight="bold" fo:background-color="#bbe33d" loext:char-shading-value="0" style:font-weight-asian="bold" style:font-weight-complex="bold"/>
    </style:style>
    <style:style style:name="T7" style:family="text">
      <style:text-properties fo:language="ro" fo:country="RO" fo:font-weight="normal" style:font-weight-asian="normal" style:font-weight-complex="normal"/>
    </style:style>
    <style:style style:name="T8" style:family="text">
      <style:text-properties fo:language="ro" fo:country="RO" fo:font-weight="normal" officeooo:rsid="0003d79b" style:font-weight-asian="normal" style:font-weight-complex="normal"/>
    </style:style>
    <style:style style:name="T9" style:family="text">
      <style:text-properties fo:language="ro" fo:country="RO" fo:font-weight="normal" officeooo:rsid="00073511" style:font-weight-asian="normal" style:font-weight-complex="normal"/>
    </style:style>
    <style:style style:name="T10" style:family="text">
      <style:text-properties fo:language="ro" fo:country="RO" fo:font-weight="normal" officeooo:rsid="000a7512" style:font-weight-asian="normal" style:font-weight-complex="normal"/>
    </style:style>
    <style:style style:name="T11" style:family="text">
      <style:text-properties fo:language="ro" fo:country="RO" fo:font-weight="normal" officeooo:rsid="000baf00" style:font-weight-asian="normal" style:font-weight-complex="normal"/>
    </style:style>
    <style:style style:name="T12" style:family="text">
      <style:text-properties fo:language="ro" fo:country="RO" fo:font-weight="normal" fo:background-color="#bbe33d" loext:char-shading-value="0" style:font-weight-asian="normal" style:font-weight-complex="normal"/>
    </style:style>
    <style:style style:name="T13" style:family="text">
      <style:text-properties fo:language="ro" fo:country="RO" officeooo:rsid="0001c59a"/>
    </style:style>
    <style:style style:name="T14" style:family="text">
      <style:text-properties fo:language="ro" fo:country="RO" officeooo:rsid="0003d79b"/>
    </style:style>
    <style:style style:name="T15" style:family="text">
      <style:text-properties fo:language="ro" fo:country="RO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language="ro" fo:country="RO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language="ro" fo:country="RO" fo:font-style="normal" fo:font-weight="normal" officeooo:rsid="0004e5a8" style:font-style-asian="normal" style:font-weight-asian="normal" style:font-style-complex="normal" style:font-weight-complex="normal"/>
    </style:style>
    <style:style style:name="T18" style:family="text">
      <style:text-properties fo:language="ro" fo:country="RO" fo:font-style="normal" fo:font-weight="normal" officeooo:rsid="0003d79b" style:font-style-asian="normal" style:font-weight-asian="normal" style:font-style-complex="normal" style:font-weight-complex="normal"/>
    </style:style>
    <style:style style:name="T19" style:family="text">
      <style:text-properties fo:language="ro" fo:country="RO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language="ro" fo:country="RO" officeooo:rsid="0007292c"/>
    </style:style>
    <style:style style:name="T21" style:family="text">
      <style:text-properties fo:language="ro" fo:country="RO" officeooo:rsid="000730e0"/>
    </style:style>
    <style:style style:name="T22" style:family="text">
      <style:text-properties fo:language="ro" fo:country="RO" officeooo:rsid="0008db69"/>
    </style:style>
    <style:style style:name="T23" style:family="text">
      <style:text-properties fo:language="ro" fo:country="RO" officeooo:rsid="000cf24f"/>
    </style:style>
    <style:style style:name="T24" style:family="text">
      <style:text-properties fo:language="ro" fo:country="RO" officeooo:rsid="0013ef4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color="#000000" style:font-name="Consolas" fo:font-size="9.5pt" fo:language="en" fo:country="US" officeooo:rsid="000cf24f" style:font-size-asian="9.5pt" fo:background-color="#ffffff"/>
    </style:style>
    <style:style style:name="T28" style:family="text">
      <style:text-properties fo:color="#000000" style:font-name="Consolas" fo:font-size="9.5pt" fo:language="en" fo:country="US" officeooo:rsid="000de37c" style:font-size-asian="9.5pt" fo:background-color="#ffffff"/>
    </style:style>
    <style:style style:name="T29" style:family="text">
      <style:text-properties fo:color="#000000" style:font-name="Liberation Serif" fo:font-size="12pt" fo:language="en" fo:country="US" officeooo:rsid="000de37c" style:font-size-asian="12pt" style:font-size-complex="12pt" fo:background-color="#ffffff"/>
    </style:style>
    <style:style style:name="T30" style:family="text">
      <style:text-properties fo:color="#000000" style:font-name="Liberation Serif" fo:font-size="12pt" fo:language="ro" fo:country="RO" style:font-size-asian="12pt" style:font-size-complex="12pt" fo:background-color="#ffffff"/>
    </style:style>
    <style:style style:name="T31" style:family="text">
      <style:text-properties fo:color="#000000" style:font-name="Liberation Serif" fo:font-size="12pt" fo:language="ro" fo:country="RO" officeooo:rsid="000e6d5f" style:font-size-asian="12pt" style:font-size-complex="12pt" fo:background-color="#ffffff"/>
    </style:style>
    <style:style style:name="T32" style:family="text">
      <style:text-properties fo:color="#000000" style:font-name="Liberation Serif" fo:font-size="12pt" fo:language="ro" fo:country="RO" officeooo:rsid="00112674" style:font-size-asian="12pt" style:font-size-complex="12pt" fo:background-color="#ffffff"/>
    </style:style>
    <style:style style:name="T33" style:family="text">
      <style:text-properties fo:color="#000000" fo:language="en" fo:country="US" officeooo:rsid="000de37c" fo:background-color="#ffffff"/>
    </style:style>
    <style:style style:name="T34" style:family="text">
      <style:text-properties fo:color="#000000" fo:language="en" fo:country="US" fo:background-color="#ffffff"/>
    </style:style>
    <style:style style:name="T35" style:family="text">
      <style:text-properties fo:color="#000000" fo:language="ro" fo:country="RO" fo:background-color="#ffffff"/>
    </style:style>
    <style:style style:name="T36" style:family="text">
      <style:text-properties fo:color="#000000" fo:language="ro" fo:country="RO" fo:font-weight="bold" style:font-weight-asian="bold" style:font-weight-complex="bold" fo:background-color="#ffffff"/>
    </style:style>
    <style:style style:name="T37" style:family="text">
      <style:text-properties fo:color="#000000" fo:language="ro" fo:country="RO" officeooo:rsid="000e6d5f" fo:background-color="#ffffff"/>
    </style:style>
    <style:style style:name="T38" style:family="text">
      <style:text-properties fo:color="#000000" fo:language="ro" fo:country="RO" officeooo:rsid="00112674" fo:background-color="#ffffff"/>
    </style:style>
    <style:style style:name="T39" style:family="text">
      <style:text-properties fo:language="en" fo:country="US" fo:font-weight="normal" style:font-weight-asian="normal" style:font-weight-complex="normal"/>
    </style:style>
    <style:style style:name="T40" style:family="text">
      <style:text-properties fo:language="en" fo:country="US" officeooo:rsid="00009997"/>
    </style:style>
    <style:style style:name="T41" style:family="text">
      <style:text-properties fo:language="en" fo:country="US" fo:font-style="normal" fo:font-weight="normal" officeooo:rsid="0003d79b" style:font-style-asian="normal" style:font-weight-asian="normal" style:font-style-complex="normal" style:font-weight-complex="normal"/>
    </style:style>
    <style:style style:name="T42" style:family="text">
      <style:text-properties fo:language="en" fo:country="US" fo:font-style="normal" fo:font-weight="normal" officeooo:rsid="00073511" style:font-style-asian="normal" style:font-weight-asian="normal" style:font-style-complex="normal" style:font-weight-complex="normal"/>
    </style:style>
    <style:style style:name="T43" style:family="text">
      <style:text-properties fo:language="en" fo:country="US" fo:font-style="normal" fo:font-weight="bold" officeooo:rsid="0003d79b" style:font-style-asian="normal" style:font-weight-asian="bold" style:font-style-complex="normal" style:font-weight-complex="bold"/>
    </style:style>
    <style:style style:name="T44" style:family="text">
      <style:text-properties fo:language="en" fo:country="US" officeooo:rsid="000cf24f"/>
    </style:style>
    <style:style style:name="T45" style:family="text">
      <style:text-properties style:text-position="super 58%" fo:language="en" fo:country="US" fo:font-weight="normal" style:font-weight-asian="normal" style:font-weight-complex="normal"/>
    </style:style>
    <style:style style:name="T46" style:family="text">
      <style:text-properties style:text-position="0% 100%" fo:language="en" fo:country="US" fo:font-weight="normal" style:font-weight-asian="normal" style:font-weight-complex="normal"/>
    </style:style>
    <style:style style:name="T47" style:family="text">
      <style:text-properties fo:font-style="italic" fo:font-weight="bold" style:font-style-asian="italic" style:font-weight-asian="bold" style:font-style-complex="italic" style:font-weight-complex="bold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03d79b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073511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03d79b" style:font-style-asian="normal" style:font-weight-asian="bold" style:font-style-complex="normal" style:font-weight-complex="bold"/>
    </style:style>
    <style:style style:name="T53" style:family="text">
      <style:text-properties officeooo:rsid="0006c715"/>
    </style:style>
    <style:style style:name="T54" style:family="text">
      <style:text-properties officeooo:rsid="000a7512"/>
    </style:style>
    <style:style style:name="T55" style:family="text">
      <style:text-properties officeooo:rsid="000cf24f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Sudoku</text:p>
      <text:p text:style-name="P27">Generare tabl<text:span text:style-name="T1">ă</text:span></text:p>
      <text:h text:style-name="P26" text:outline-level="1"><text:span text:style-name="T2">Cerințe/constrângeri input:</text:span></text:h>
      <text:list xml:id="list2367038366" text:style-name="L1">
        <text:list-item>
          <text:p text:style-name="P1">Dimensiunea tablei să fie <text:span text:style-name="T25">nxn</text:span><text:span text:style-name="T26">, unde </text:span><text:span text:style-name="T25">n </text:span><text:span text:style-name="T26">este un pătrat perfect </text:span><text:span text:style-name="T39">(ex: 1 = 1</text:span><text:span text:style-name="T45">2</text:span><text:span text:style-name="T46">, 4 = 2</text:span><text:span text:style-name="T45">2</text:span><text:span text:style-name="T46">, 9 = 3</text:span><text:span text:style-name="T45">2</text:span><text:span text:style-name="T46">, 16 = 4</text:span><text:span text:style-name="T45">2</text:span><text:span text:style-name="T46">, 25 = 5</text:span><text:span text:style-name="T45">2</text:span><text:span text:style-name="T46"> …)</text:span></text:p>
        </text:list-item>
      </text:list>
      <text:h text:style-name="P25" text:outline-level="1">Constrângeri de generare:</text:h>
      <text:list xml:id="list2125508916" text:style-name="L3">
        <text:list-item>
          <text:p text:style-name="P3"><text:span text:style-name="T13">Î</text:span><text:span text:style-name="T14">n funcție de numărul </text:span><text:span text:style-name="T4">n</text:span><text:span text:style-name="T8">, pe tablă vor putea exista numere în intervalul [1 – </text:span><text:span text:style-name="T4">n</text:span><text:span text:style-name="T8">], adică n numere (</text:span><text:span text:style-name="T4">n</text:span><text:span text:style-name="T8"> – 1 + 1 = n).</text:span></text:p>
          <text:list>
            <text:list-item>
              <text:p text:style-name="P3"><text:span text:style-name="T50">E</text:span><text:span text:style-name="T18">x: </text:span><text:span text:style-name="T49">pentru </text:span><text:span text:style-name="T52">n = 9</text:span><text:span text:style-name="T49"> vom avea numerele de la 1 la 9</text:span></text:p>
            </text:list-item>
          </text:list>
        </text:list-item>
        <text:list-item>
          <text:p text:style-name="P5"><text:span text:style-name="T7">Pe fiecare </text:span><text:span text:style-name="T47">linie, coloan</text:span><text:span text:style-name="T15">ă</text:span><text:span text:style-name="T16"> și </text:span><text:span text:style-name="T15"><text:s/>pătrat</text:span><text:span text:style-name="T16"> din </text:span><text:span text:style-name="T19">matrice</text:span><text:span text:style-name="T16"> (tabla de joc) vor exista </text:span><text:span text:style-name="T19">maxim o singură valoare</text:span><text:span text:style-name="T16"> din intervalul </text:span><text:span text:style-name="T48">[1 – </text:span><text:span text:style-name="T51">n</text:span><text:span text:style-name="T48">]</text:span></text:p>
          <text:list>
            <text:list-item>
              <text:p text:style-name="P14"><text:span text:style-name="T42">E</text:span><text:span text:style-name="T18">x: </text:span><text:span text:style-name="T41">pentru </text:span><text:span text:style-name="T43">n = 9</text:span></text:p>
            </text:list-item>
            <text:list-item>
              <text:p text:style-name="P14"><text:span text:style-name="T42">P</text:span><text:span text:style-name="T41">e fiecare linie vor fi valori </text:span><text:span text:style-name="T18">între 1 și 9 luate o singură dată (fară duplicate).</text:span></text:p>
            </text:list-item>
            <text:list-item>
              <text:p text:style-name="P14"><text:span text:style-name="T42">P</text:span><text:span text:style-name="T18">e fiecare coloană vor fi valori între 1 și 9 luate o singură dată (fără duplicate).</text:span></text:p>
            </text:list-item>
            <text:list-item>
              <text:p text:style-name="P14"><text:span text:style-name="T42">P</text:span><text:span text:style-name="T18">e fiecare din cele 9 pătrate de 3 x 3 vor fi valori între 1 și 9 luate o singură dată (fără duplicate).</text:span></text:p>
            </text:list-item>
          </text:list>
        </text:list-item>
        <text:list-item>
          <text:p text:style-name="P4"><text:span text:style-name="T48">Tabla de joc va fi format</text:span><text:span text:style-name="T16">ă din </text:span><text:span text:style-name="T19">n</text:span><text:span text:style-name="T16"> pătrate </text:span><text:span text:style-name="T17">de dimensine </text:span><draw:frame draw:style-name="fr1" draw:name="Object2" text:anchor-type="as-char" svg:y="-0.1634in" svg:width="0.5799in" svg:height="0.198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53">(linii x coloane) </text:span><text:span text:style-name="T20">în modul următor:</text:span></text:p>
          <text:list>
            <text:list-item>
              <text:p text:style-name="P6">Tabla <text:span text:style-name="T1">de joc va avea pe fiecare linie </text:span><text:span text:style-name="T21">și fiecare coloană</text:span><text:span text:style-name="T1"> </text:span><text:span text:style-name="T1"><draw:frame draw:style-name="fr1" draw:name="Object3" text:anchor-type="as-char" svg:y="-0.1634in" svg:width="0.2665in" svg:height="0.198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1">pătrate.</text:span></text:p>
            </text:list-item>
            <text:list-item>
              <text:p text:style-name="P7"><text:span text:style-name="T1">Fiecare dintre acest pătrat va avea și el dimensiunea de </text:span><text:span text:style-name="T1"><draw:frame draw:style-name="fr1" draw:name="Object4" text:anchor-type="as-char" svg:y="-0.1634in" svg:width="0.5799in" svg:height="0.198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">linii și coloane, și va fi compus din piese (celule).</text:span></text:p>
            </text:list-item>
            <text:list-item>
              <text:p text:style-name="P7"><text:span text:style-name="T1">O piesă este o unitate ce reține un număr (între </text:span>[1 – <text:span text:style-name="T25">n</text:span><text:span text:style-name="T26">]) </text:span><text:span text:style-name="T7">și poate fi deja presetată cu o valoare (în urma generării tablei) sau liberă (urmând a fi completata în timpul jocului).</text:span></text:p>
            </text:list-item>
            <text:list-item>
              <text:p text:style-name="P8"><text:span text:style-name="T26">Ex: pentru </text:span><text:span text:style-name="T25">n = 9</text:span></text:p>
            </text:list-item>
            <text:list-item>
              <text:p text:style-name="P16"><text:span text:style-name="T39">Tabla va fi format</text:span><text:span text:style-name="T7">ă din 9 pătrate (</text:span><text:span text:style-name="T39">3 pe fiecare </text:span><text:span text:style-name="T7">linie ,3</text:span><text:span text:style-name="T39"> pe fiecare coloan</text:span><text:span text:style-name="T7">ă)</text:span></text:p>
            </text:list-item>
            <text:list-item>
              <text:p text:style-name="P16"><text:span text:style-name="T7">Fiecare pătrat va fi de dimensiune 3 x 3 și va conține piese cu valori între 1 și 9</text:span></text:p>
            </text:list-item>
          </text:list>
        </text:list-item>
      </text:list>
      <text:p text:style-name="P15"><text:span text:style-name="T9"><text:tab/></text:span></text:p>
      <text:h text:style-name="P26" text:outline-level="1"><text:soft-page-break/><text:span text:style-name="T40">Pa</text:span><text:span text:style-name="T2">și de rezolvare </text:span><text:span text:style-name="T22">(C# WPF)</text:span><text:span text:style-name="T2">:</text:span></text:h>
      <text:list xml:id="list1082374402" text:style-name="L2">
        <text:list-item>
          <text:p text:style-name="P2">Se verific<text:span text:style-name="T1">ă dacă </text:span><text:span text:style-name="T3">n</text:span><text:span text:style-name="T7"> este pătrat perfect (</text:span><draw:frame draw:style-name="fr1" draw:name="Object1" text:anchor-type="as-char" svg:y="-0.1634in" svg:width="1.2646in" svg:height="0.1984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3">).</text:span></text:p>
        </text:list-item>
      </text:list>
      <text:list xml:id="list2866862943" text:style-name="L11">
        <text:list-item>
          <text:list>
            <text:list-item>
              <text:p text:style-name="P9"><text:span text:style-name="T54">S</text:span>e<text:span text:style-name="T1"> verifică înainte de construirea obiectului de tip Tablă joc (</text:span><text:span text:style-name="T3">Board</text:span><text:span text:style-name="T7">) dacă numărul este pătrat perfect (eventual printr-o commanda la un TextBox), doar dacă este se creează tabla (se apelează </text:span><text:span text:style-name="T10">constructorul la </text:span><text:span text:style-name="T5">Board</text:span><text:span text:style-name="T10"> și se setează datacontext-ul la BoardView)</text:span></text:p>
              <text:list>
                <text:list-item>
                  <text:p text:style-name="P10"><text:span text:style-name="T7">Obs! Clasa </text:span><text:span text:style-name="T3">Board</text:span><text:span text:style-name="T7"> va fi legătura dintre BoardView și componentele Board-ului din Model, <text:s/>deci denumirea clasei </text:span><text:span text:style-name="T6">Board</text:span><text:span text:style-name="T12"> devine </text:span><text:span text:style-name="T6">BoardViewModel</text:span></text:p>
                </text:list-item>
              </text:list>
            </text:list-item>
          </text:list>
        </text:list-item>
      </text:list>
      <text:list xml:id="list171023419831268" text:continue-list="list1082374402" text:style-name="L2">
        <text:list-item>
          <text:p text:style-name="P11"><text:span text:style-name="T13">C</text:span><text:span text:style-name="T1">onstruirea clasei </text:span><text:span text:style-name="T3">Board</text:span><text:span text:style-name="T7">:</text:span></text:p>
        </text:list-item>
      </text:list>
      <text:list xml:id="list1772691630" text:style-name="L12">
        <text:list-item>
          <text:list>
            <text:list-item>
              <text:p text:style-name="P13"><text:span text:style-name="T26">Clasa </text:span><text:span text:style-name="T25">Board</text:span><text:span text:style-name="T26"> va primi </text:span><text:span text:style-name="T7">în constructor </text:span><text:span text:style-name="T3">size</text:span><text:span text:style-name="T7">-ul (adică valoarea lui </text:span><text:span text:style-name="T3">n</text:span><text:span text:style-name="T7">) și va aloca o matrice de </text:span><text:span text:style-name="T7"><draw:frame draw:style-name="fr1" draw:name="Object5" text:anchor-type="as-char" svg:y="-0.1634in" svg:width="0.5799in" svg:height="0.1984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1">de tipul Square</text:span></text:p>
            </text:list-item>
          </text:list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1">View</text:p>
          </table:table-cell>
          <table:table-cell table:style-name="Table1.A1" office:value-type="string">
            <text:p text:style-name="P21">ViewModel</text:p>
          </table:table-cell>
          <table:table-cell table:style-name="Table1.C1" office:value-type="string">
            <text:p text:style-name="P21">Model</text:p>
          </table:table-cell>
        </table:table-row>
        <table:table-row>
          <table:table-cell table:style-name="Table1.B7" office:value-type="string">
            <text:p text:style-name="P20">BoardView</text:p>
          </table:table-cell>
          <table:table-cell table:style-name="Table1.B7" office:value-type="string">
            <text:p text:style-name="P20">BoardViewModel</text:p>
          </table:table-cell>
          <table:table-cell table:style-name="Table1.C7" office:value-type="string">
            <text:p text:style-name="P20">Board</text:p>
          </table:table-cell>
        </table:table-row>
        <table:table-row>
          <table:table-cell table:style-name="Table1.B7" office:value-type="string">
            <text:p text:style-name="P20">SquareView</text:p>
          </table:table-cell>
          <table:table-cell table:style-name="Table1.B7" office:value-type="string">
            <text:p text:style-name="P23">Square<text:span text:style-name="T55">View</text:span>Model</text:p>
          </table:table-cell>
          <table:table-cell table:style-name="Table1.C7" office:value-type="string">
            <text:p text:style-name="P20">Square</text:p>
          </table:table-cell>
        </table:table-row>
        <table:table-row>
          <table:table-cell table:style-name="Table1.B7" office:value-type="string">
            <text:p text:style-name="P22"/>
          </table:table-cell>
          <table:table-cell table:style-name="Table1.B7" office:value-type="string">
            <text:p text:style-name="P22"/>
          </table:table-cell>
          <table:table-cell table:style-name="Table1.C7" office:value-type="string">
            <text:p text:style-name="P20">Piece</text:p>
          </table:table-cell>
        </table:table-row>
        <table:table-row>
          <table:table-cell table:style-name="Table1.B7" office:value-type="string">
            <text:p text:style-name="P22"/>
          </table:table-cell>
          <table:table-cell table:style-name="Table1.B7" office:value-type="string">
            <text:p text:style-name="P22"/>
          </table:table-cell>
          <table:table-cell table:style-name="Table1.C7" office:value-type="string">
            <text:p text:style-name="P22"/>
          </table:table-cell>
        </table:table-row>
        <table:table-row>
          <table:table-cell table:style-name="Table1.B7" office:value-type="string">
            <text:p text:style-name="P22"/>
          </table:table-cell>
          <table:table-cell table:style-name="Table1.B7" office:value-type="string">
            <text:p text:style-name="P22"/>
          </table:table-cell>
          <table:table-cell table:style-name="Table1.C7" office:value-type="string">
            <text:p text:style-name="P22"/>
          </table:table-cell>
        </table:table-row>
        <table:table-row>
          <table:table-cell table:style-name="Table1.B7" office:value-type="string">
            <text:p text:style-name="P22"/>
          </table:table-cell>
          <table:table-cell table:style-name="Table1.B7" office:value-type="string">
            <text:p text:style-name="P22"/>
          </table:table-cell>
          <table:table-cell table:style-name="Table1.C7" office:value-type="string">
            <text:p text:style-name="P22"/>
          </table:table-cell>
        </table:table-row>
      </table:table>
      <text:p text:style-name="P12"><text:span text:style-name="T11"/></text:p>
      <text:h text:style-name="P28" text:outline-level="2">Model:</text:h>
      <text:p text:style-name="P17"><text:span text:style-name="T23"><text:tab/></text:span><text:span text:style-name="T44">Clasa <text:s/>Piece va fi reprezentarea unei valori de pe tabl</text:span><text:span text:style-name="T23">ă.</text:span></text:p>
      <text:p text:style-name="P17"><text:span text:style-name="T23"><text:tab/></text:span><text:span text:style-name="T44">Clasa BoardSquare va </text:span><text:span text:style-name="T23">conține matricea de piese.</text:span></text:p>
      <text:p text:style-name="P17"><text:span text:style-name="T23"><text:tab/>Clasa Board va conține matricea de BoardSquare.</text:span></text:p>
      <text:h text:style-name="P28" text:outline-level="2">ViewModel:</text:h>
      <text:p text:style-name="P17"><text:span text:style-name="T23"><text:tab/></text:span><text:span text:style-name="T44">Clasa SquareViewModel va avea o proprietate de forma </text:span><text:span text:style-name="T27">ObservableCollection</text:span><text:span text:style-name="T28">&lt;ObservableCollection&lt;Piece&gt;&gt;</text:span><text:span text:style-name="T29"> care va primi datele din Model:</text:span></text:p>
      <text:list xml:id="list1040371221" text:style-name="L14">
        <text:list-item>
          <text:p text:style-name="P19"><text:span text:style-name="T34">in constructorul clasei SquareViewModel() se va apela o func</text:span><text:span text:style-name="T35">ție LoadPieces() în interiorul căreia se va crea un obiect de tip Square (din </text:span><text:span text:style-name="T36">Model</text:span><text:span text:style-name="T35">) și se va apela o metodă din Square care returnează conținutul (matricea de Piese) iar aceasta, ulterior se va trasforma în tipul proprietății și i se va atribuii</text:span></text:p>
        </text:list-item>
      </text:list>
      <text:p text:style-name="P18"><text:span text:style-name="T30"><text:tab/>Clasa BoardViewMode</text:span><text:span text:style-name="T31">l se va comporta similar cu clasa SquareViewModel, dar în loc de Piece va conține Square</text:span><text:span text:style-name="T32">ViewMode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officeooo:rsid="000cf24f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19-05-02T17:10:21.977000000</dc:date>
    <meta:editing-duration>PT58M27S</meta:editing-duration>
    <meta:editing-cycles>10</meta:editing-cycles>
    <meta:document-statistic meta:table-count="1" meta:image-count="0" meta:object-count="5" meta:page-count="2" meta:paragraph-count="44" meta:word-count="509" meta:character-count="2798" meta:non-whitespace-character-count="2340"/>
  </office:meta>
</office:document-meta>
</file>

<file path=Object 1/content.xml><?xml version="1.0" encoding="utf-8"?>
<math xmlns="http://www.w3.org/1998/Math/MathML" display="block">
  <semantics>
    <mrow>
      <mrow>
        <msqrt>
          <mi>n</mi>
        </msqrt>
        <mo stretchy="false">=</mo>
        <mi mathvariant="italic">număr</mi>
      </mrow>
      <mi mathvariant="italic">întreg</mi>
    </mrow>
    <annotation encoding="StarMath 5.0">sqrt{n}= număr întreg</annotation>
  </semantics>
</math>
</file>

<file path=Object 2/content.xml><?xml version="1.0" encoding="utf-8"?>
<math xmlns="http://www.w3.org/1998/Math/MathML" display="block">
  <semantics>
    <mrow>
      <msqrt>
        <mi>n</mi>
      </msqrt>
      <mi>x</mi>
      <msqrt>
        <mi>n</mi>
      </msqrt>
    </mrow>
    <annotation encoding="StarMath 5.0">sqrt{ n } x sqrt{ n }</annotation>
  </semantics>
</math>
</file>

<file path=Object 3/content.xml><?xml version="1.0" encoding="utf-8"?>
<math xmlns="http://www.w3.org/1998/Math/MathML" display="block">
  <semantics>
    <msqrt>
      <mi>n</mi>
    </msqrt>
    <annotation encoding="StarMath 5.0">sqrt{ n }</annotation>
  </semantics>
</math>
</file>

<file path=Object 4/content.xml><?xml version="1.0" encoding="utf-8"?>
<math xmlns="http://www.w3.org/1998/Math/MathML" display="block">
  <semantics>
    <mrow>
      <msqrt>
        <mi>n</mi>
      </msqrt>
      <mi>x</mi>
      <msqrt>
        <mi>n</mi>
      </msqrt>
    </mrow>
    <annotation encoding="StarMath 5.0">sqrt{ n } x sqrt{ n }</annotation>
  </semantics>
</math>
</file>

<file path=Object 5/content.xml><?xml version="1.0" encoding="utf-8"?>
<math xmlns="http://www.w3.org/1998/Math/MathML" display="block">
  <semantics>
    <mrow>
      <msqrt>
        <mi>n</mi>
      </msqrt>
      <mi>x</mi>
      <msqrt>
        <mi>n</mi>
      </msqrt>
    </mrow>
    <annotation encoding="StarMath 5.0">sqrt{ n } x sqrt{ n }</annotation>
  </semantics>
</math>
</file>